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ilanka" svg:font-family="Chilanka" style:font-pitch="variable"/>
    <style:font-face style:name="Lohit Assamese" svg:font-family="'Lohit Assames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Chilanka" fo:font-size="12pt" officeooo:rsid="000a72f3" officeooo:paragraph-rsid="000a72f3" style:font-size-asian="12pt" style:font-size-complex="12pt"/>
    </style:style>
    <style:style style:name="T1" style:family="text">
      <style:text-properties style:font-name="Lohit Assame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PER important D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ilanka" svg:font-family="Chilanka" style:font-pitch="variable"/>
    <style:font-face style:name="Lohit Assamese" svg:font-family="'Lohit Assames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31T14:24:05.801524067</dc:date>
    <meta:editing-duration>PT29S</meta:editing-duration>
    <meta:editing-cycles>1</meta:editing-cycles>
    <meta:document-statistic meta:table-count="0" meta:image-count="0" meta:object-count="0" meta:page-count="1" meta:paragraph-count="1" meta:word-count="3" meta:character-count="19" meta:non-whitespace-character-count="17"/>
    <meta:generator>LibreOffice/6.0.7.3$Linux_X86_64 LibreOffice_project/00m0$Build-3</meta:generator>
  </office:meta>
</office:document-meta>
</file>